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rting to operate the Fiddle Yard for dummies.</text:p>
      <text:p text:style-name="Standard"/>
      <text:p text:style-name="Standard">GCA 145 Turntable and Fiddle Yard controller.</text:p>
      <text:p text:style-name="Standard"/>
      <text:p text:style-name="Standard">GCA 146 Display, Control and Adjustment tool for GCA 145.</text:p>
      <text:p text:style-name="P1"/>
      <text:p text:style-name="P1"/>
      <text:p text:style-name="P1">Description GCA 146</text:p>
      <text:p text:style-name="P1"/>
      <text:p text:style-name="Standard">GCA 146 is the display, control and adjustment tool for GCA 145.</text:p>
      <text:p text:style-name="Standard">It has two display segments and a dial with an axis which can be pushed down for a switch action.</text:p>
      <text:p text:style-name="Standard"/>
      <text:p text:style-name="Standard">The left display segment is marked as DIS2 and the right one as DIS1.</text:p>
      <text:p text:style-name="Standard"/>
      <text:p text:style-name="Standard">Jumper J4 on the pcb of the GCA 145 is used in conjunction with GCA 146.</text:p>
      <text:p text:style-name="Standard">In the “OFF” positon of J4, closest to the top of the pcb, GCA 146 is used as controller and adjustment tool for GCA 145.</text:p>
      <text:p text:style-name="Standard">In the “ON” position, the other one of the two positions, GCA 146 is used as initial track alignment tool for GCA 145.</text:p>
      <text:p text:style-name="Standard"/>
      <text:p text:style-name="Standard">Switch the power of GCA 145 off before putting the jumper on J4 into a different position, .</text:p>
      <text:p text:style-name="Standard"/>
      <text:p text:style-name="Standard">The display can present you with a menu. To enter the menu mode, push the axis of the dial on GCA 146 down for about three seconds until DIS1 and DIS2 <text:s/>both show a “-”. To leave the menu mode repeat this action.</text:p>
      <text:p text:style-name="Standard"/>
      <text:p text:style-name="Standard">After entering menu mode DIS2 shows a “.”, a dot. By pushing the axis of the dial shortly, the dot switches from one segment to the other and v.v. When DIS2 shows the dot, both segments together present the menu item. After pushing the dial, DIS1 shows the dot. The value shown by both display segments is the present value of the menu item.</text:p>
      <text:p text:style-name="Standard">Turn the dial to show a different value. Push the dial once more, to store this value <text:s/>and display the menu item again. Push the dial to check the new value of the menu item.</text:p>
      <text:p text:style-name="Standard">Push the dial to go back to the menu item and turn the dial to select a different menu item.</text:p>
      <text:p text:style-name="Standard"/>
      <text:p text:style-name="Standard">Place the jumper on J4 into the “ON” position only during the initial alignment of the moving tracks with the lead track. After this initial alignment of the tracks on the fiddle yard the jumper on J4 stays in the “OFF” position.</text:p>
      <text:p text:style-name="Standard"/>
      <text:p text:style-name="Standard">Only if the jumper of J4 is in the “ON” position turning the dial in menu mode presents the number “62”. Pushing down the dial now starts the alignment procedure. This procedure is addressed a little downwards.</text:p>
      <text:p text:style-name="Standard"/>
      <text:p text:style-name="Standard">After leaving the menu mode and placing the jumper of J4 into the “OFF” position GCA 146 acts as a controller for the fiddle yard.</text:p>
      <text:p text:style-name="Standard"/>
      <text:p text:style-name="P1">Initial alignment of the tracks</text:p>
      <text:p text:style-name="P1"/>
      <text:p text:style-name="Standard">Put the jumper of J4 into the “ON” position.</text:p>
      <text:p text:style-name="Standard">Switch the power on. Wait for the display to show “1”.</text:p>
      <text:p text:style-name="Standard">Enter menu mode and goto menu 0.1. Insert the number of tracks on your fiddle yard.</text:p>
      <text:p text:style-name="Standard">Goto menu 0.8 and insert “4” for fiddle yard type of control.</text:p>
      <text:p text:style-name="Standard">Leave the menu mode.</text:p>
      <text:p text:style-name="Standard"><text:soft-page-break/>Turn the dial to display 62. Push the dial shortly. If the fiddle yard does not move towards the start sensor, swith the power off. On the connector on J2 change the position of the first two wires of the motor.</text:p>
      <text:p text:style-name="Standard"/>
      <text:p text:style-name="Standard">The fiddle yard moves to the start sensor beyond track1, back to the stop sensor beyond the last track and again to the start sensor. After reaching the position of the start sensor the fiddle yard moves back to position 1.The display shows “1”.</text:p>
      <text:p text:style-name="Standard"/>
      <text:p text:style-name="Standard">Turn the dial to show “62”. Push the dial. The fiddle yard moves from position 1 to the position of the start sensor. The fiddle yard moves from start sensor to stop sensor. Now push the dial as soon as the first track is aligned with the lead track. The display shows “1”. The fiddle yard moves towards the stop sensor. Push the dial as soon as the second track is aligned with the lead track. The display shows “2”. Repeat this sequence until all your tracks have been aligned.</text:p>
      <text:p text:style-name="Standard"/>
      <text:p text:style-name="Standard">After the last track the fiddle yard moves to the stop sensor, the start sensor and stops at track 1.</text:p>
      <text:p text:style-name="Standard"/>
      <text:p text:style-name="Standard">Your initial alignement has been completed.</text:p>
      <text:p text:style-name="Standard"/>
      <text:p text:style-name="Standard">As a second step a fine adjustment of the alignment of the tracks needs to be done. </text:p>
      <text:p text:style-name="Standard">In control mode select track 1 and push the dial. The fiddle yard moves track 1 opposite the lead track. Enter menu mode. Select menu 0.0. Push the dial. “1.” is displayed. Turning the dial moves the fiddle yard in micro steps. Move the fiddle yard untill track 1 is perfectly aligned with the lead track.</text:p>
      <text:p text:style-name="Standard"/>
      <text:p text:style-name="Standard">Goto control mode and select track 2. Push the dial. Track 2 is opposite the lead track. Enter menu mode. Push the dial “2.” is displayed. Allign track 2 with the lead track by turning the dial. </text:p>
      <text:p text:style-name="Standard"/>
      <text:p text:style-name="Standard">Goto control mode and select track 3. Repeat the sequence until all tracks are aligned precisely.</text:p>
      <text:p text:style-name="Standard"/>
      <text:p text:style-name="Standard">Now you will perform a test to see if your mechanical skills are on par with your electronical skills.</text:p>
      <text:p text:style-name="Standard"/>
      <text:p text:style-name="Standard">In control mode select a lower track postion and let the fiddle yard move towards that position.</text:p>
      <text:p text:style-name="Standard">If the track aligns perfectly you did a good job constructing the fiddle yard!!!!</text:p>
      <text:p text:style-name="Standard"/>
      <text:p text:style-name="Standard">If tracks do not align perfectly there is some slack in your construction to move the fiddle yard.</text:p>
      <text:p text:style-name="Standard">In my case I had to tighten the drive belt again. After this kind of mechanical adjustment repeat the adjustment of the alignment of the tracks.</text:p>
      <text:p text:style-name="Standard"/>
      <text:p text:style-name="Standard">If the tracks do not get into the right position moving from the stop position towards the start position there is a solution built into the GCA 145. Menu item 0.5 is aimed at solving this problem. The idea is to move the tracks slightly beyond the desired position(looking from the stop sensor towards the start sensor). The system moves the fiddle yard to this position and automatically moves it backwards into the right position with the tracks aligned perfectly.</text:p>
      <text:p text:style-name="Standard"/>
      <text:p text:style-name="Standard">Now your fiddle yard is ready to operat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lard Postma</meta:initial-creator>
    <meta:creation-date>2016-07-16T11:00:48</meta:creation-date>
    <dc:date>2016-07-18T14:19:33</dc:date>
    <dc:creator>Ellard Postma</dc:creator>
    <meta:editing-duration>PT8H26M17S</meta:editing-duration>
    <meta:editing-cycles>17</meta:editing-cycles>
    <meta:generator>OpenOffice/4.1.1$Unix OpenOffice.org_project/411m6$Build-9775</meta:generator>
    <meta:document-statistic meta:table-count="0" meta:image-count="0" meta:object-count="0" meta:page-count="2" meta:paragraph-count="40" meta:word-count="988" meta:character-count="5271"/>
  </office:meta>
</office:document-meta>
</file>